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79135416666667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13.1101041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3.0559375cm"/>
    </style:style>
    <style:style style:name="co7" style:family="table-column">
      <style:table-column-properties fo:break-before="auto" style:column-width="3.82322916666667cm"/>
    </style:style>
    <style:style style:name="co8" style:family="table-column">
      <style:table-column-properties fo:break-before="auto" style:column-width="11.19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oDo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Priority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Where</text:p>
          </table:table-cell>
          <table:table-cell office:value-type="string" table:style-name="ce2">
            <text:p>Description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ActivityItem</text:p>
          </table:table-cell>
          <table:table-cell office:value-type="string" table:style-name="ce1">
            <text:p>Change last Illustraion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ActivityItem Click</text:p>
          </table:table-cell>
          <table:table-cell office:value-type="string" table:style-name="ce3">
            <text:p>Implement new feature "working for others" in short-press 3 times on item;<text:s/></text:p>
            <text:p>blue background instead of green background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ActivityScreen</text:p>
          </table:table-cell>
          <table:table-cell office:value-type="string" table:style-name="ce1">
            <text:p>Titl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ActivityScreen</text:p>
          </table:table-cell>
          <table:table-cell office:value-type="string" table:style-name="ce1">
            <text:p>3 click behavior, when close, when this feature is not possibl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ActivityScreen</text:p>
          </table:table-cell>
          <table:table-cell office:value-type="string" table:style-name="ce1">
            <text:p>optional shotlink icons for each category / Filter functio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Calendar Item</text:p>
          </table:table-cell>
          <table:table-cell office:value-type="string" table:style-name="ce1">
            <text:p>Make Icons bigger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3">
            <text:p>Calendar Item</text:p>
            <text:p>Editable Mode</text:p>
          </table:table-cell>
          <table:table-cell office:value-type="string" table:style-name="ce3">
            <text:p>@Thomas: What happend when an Acticity is deleted in the CalenderList?<text:s/></text:p>
            <text:p>Suggestion: add new TimeStamp with negative tim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alendar View</text:p>
          </table:table-cell>
          <table:table-cell office:value-type="string" table:style-name="ce1">
            <text:p>Editable Button is displayed - it should be not displayed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3">
            <text:p>Calendar View in</text:p>
            <text:p>Editable Mode</text:p>
          </table:table-cell>
          <table:table-cell office:value-type="string" table:style-name="ce1">
            <text:p>Click behaviour of "+" and delet Item is in shortPress - it should be in longpres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CalendarView</text:p>
          </table:table-cell>
          <table:table-cell office:value-type="string" table:style-name="ce1">
            <text:p>Display 4 Days and record the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CalendarView</text:p>
          </table:table-cell>
          <table:table-cell office:value-type="string" table:style-name="ce1">
            <text:p>bad behavior - to much scrolling - tabs/buttons for each day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CalendarView</text:p>
          </table:table-cell>
          <table:table-cell office:value-type="string" table:style-name="ce1">
            <text:p>Behavior of editble Activity - like foo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text:s/></text:p>
          </table:table-cell>
          <table:table-cell office:value-type="string" table:style-name="ce1">
            <text:p>CalendarView</text:p>
          </table:table-cell>
          <table:table-cell office:value-type="string" table:style-name="ce1">
            <text:p>Button for current date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CalendarView/ActivityView</text:p>
          </table:table-cell>
          <table:table-cell office:value-type="string" table:style-name="ce1">
            <text:p>Display current Tim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soe</text:p>
          </table:table-cell>
          <table:table-cell office:value-type="string" table:style-name="ce1">
            <text:p>Desktop</text:p>
          </table:table-cell>
          <table:table-cell office:value-type="string" table:style-name="ce1">
            <text:p>Implement Server to handle Connection to Smartphon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correct Excel sheet - true.-false - yes no? or nothing // delete op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correct File Structur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new Feature to combine many logfiles to 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Main Activity</text:p>
          </table:table-cell>
          <table:table-cell office:value-type="string" table:style-name="ce1">
            <text:p>Test and extend Feature for dayswitch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">
            <text:p>0.9</text:p>
          </table:table-cell>
          <table:table-cell office:value-type="string" table:style-name="ce4">
            <text:p>working</text:p>
          </table:table-cell>
          <table:table-cell office:value-type="string" table:style-name="ce4">
            <text:p>Settings</text:p>
          </table:table-cell>
          <table:table-cell office:value-type="string" table:style-name="ce4">
            <text:p>all relevant Variables displayed and editable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Find a good place for hidden Settings Butt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Treshhold for When an Activity is shown in CalendarLis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.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Click behavior change from - short to longpres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text:s/>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Amount of parralel active activites editabl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enable Activity Shortlink Icon bar / Filter fun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Left side Navigation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Editable App Screen off tim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Open and close Wifi connection automatily wehn open and close settingsmenü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Settings/Connection</text:p>
          </table:table-cell>
          <table:table-cell office:value-type="string" table:style-name="ce1">
            <text:p>display and implement new feature send data to server <text:s/>- button in settings menu and function in app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ystem</text:p>
          </table:table-cell>
          <table:table-cell office:value-type="string" table:style-name="ce1">
            <text:p>Explain current status of the syste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Run the app more than 3 day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Save and reload current activity st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Save and reload current logfi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3 Days work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Variables/ActivityView</text:p>
          </table:table-cell>
          <table:table-cell office:value-type="string" table:style-name="ce1">
            <text:p>Treshhold for When an Activity is shown in CalendarLis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Variables/ActivityView</text:p>
          </table:table-cell>
          <table:table-cell office:value-type="string" table:style-name="ce3">
            <text:p>Check if logic is correct - when an activity is longer than 15min</text:p>
            <text:p>- automatical add ti CanderaList</text:p>
          </table:table-cell>
          <table:table-cell table:number-columns-repeated="1637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s - Phase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s - amount of fo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 - Grou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 - se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 - erro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Connection</text:p>
          </table:table-cell>
          <table:table-cell office:value-type="string" table:style-name="ce1">
            <text:p>override activity file json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gging Function</text:p>
          </table:table-cell>
          <table:table-cell office:value-type="string" table:style-name="ce1">
            <text:p>Day change - wehn the day is changing - the active activities should be logged for the old day and activated a gain for the new day start 0:00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gging Function</text:p>
          </table:table-cell>
          <table:table-cell office:value-type="string" table:style-name="ce1">
            <text:p>Wehn the App will be closed than set a flag to the active activities</text:p>
          </table:table-cell>
          <table:table-cell table:number-columns-repeated="16379"/>
        </table:table-row>
        <table:table-row table:number-rows-repeated="1048524" table:style-name="ro1">
          <table:table-cell table:number-columns-repeated="16384"/>
        </table:table-row>
      </table:table>
      <table:table table:name="Bugreport" table:style-name="ta2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9" table:default-cell-style-name="ce1"/>
        <table:table-row table:style-name="ro1">
          <table:table-cell table:style-name="ce1"/>
          <table:table-cell office:value-type="string" table:style-name="ce1">
            <text:p>Bugrepor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iority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What</text:p>
          </table:table-cell>
          <table:table-cell office:value-type="string" table:style-name="ce2">
            <text:p>Where</text:p>
          </table:table-cell>
          <table:table-cell office:value-type="string" table:style-name="ce2">
            <text:p>Behaviou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App is crashing</text:p>
          </table:table-cell>
          <table:table-cell office:value-type="string" table:style-name="ce1">
            <text:p>Settings: Reset Button</text:p>
          </table:table-cell>
          <table:table-cell office:value-type="string" table:style-name="ce1">
            <text:p>When reset all Data while an Activity is active - App is crash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Design Fix</text:p>
          </table:table-cell>
          <table:table-cell office:value-type="string" table:style-name="ce1">
            <text:p>CalendarList<text:s/></text:p>
          </table:table-cell>
          <table:table-cell office:value-type="string" table:style-name="ce1">
            <text:p>First half hour is displayed "00:30" - it should be displayed "30"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Activity Counter</text:p>
          </table:table-cell>
          <table:table-cell office:value-type="string" table:style-name="ce1">
            <text:p>Did not count propertly after 1:59 hour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App is crashing</text:p>
          </table:table-cell>
          <table:table-cell office:value-type="string" table:style-name="ce1">
            <text:p>Settings: Reset Button</text:p>
          </table:table-cell>
          <table:table-cell office:value-type="string" table:style-name="ce1">
            <text:p>Wehn an activity is active and then press reset all - than the active activites are still there.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Design Fix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it dispalyes "0:2:30" instead of "00:02:20" - Workaround - <text:s/>calendar and substring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Design</text:p>
          </table:table-cell>
          <table:table-cell office:value-type="string" table:style-name="ce1">
            <text:p>ActivityList</text:p>
          </table:table-cell>
          <table:table-cell office:value-type="string" table:style-name="ce1">
            <text:p>Wehn click on item then the Item is white and the activeList Item is green - bevor i edited some activity in editable mod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Load App</text:p>
          </table:table-cell>
          <table:table-cell office:value-type="string" table:style-name="ce1">
            <text:p>Check load Json file why is the not existed activity there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App System</text:p>
          </table:table-cell>
          <table:table-cell office:value-type="string" table:style-name="ce1">
            <text:p>System</text:p>
          </table:table-cell>
          <table:table-cell office:value-type="string" table:style-name="ce1">
            <text:p>When a long time the app was not usesed - like overnight - than <text:s/>the App is not reacting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ToDos.A1:ToDos.E37" table:display-filter-buttons="tru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Hannes Buchwald</meta:initial-creator>
    <dc:creator>Hannes Buchwald</dc:creator>
    <meta:creation-date>2016-10-07T19:34:11Z</meta:creation-date>
    <dc:date>2016-10-15T19:42:25Z</dc:date>
    <meta:editing-duration>PT0S</meta:editing-duration>
  </office:meta>
</office:document-meta>
</file>